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1.326cm"/>
    </style:style>
    <style:style style:name="Таблица1.B" style:family="table-column">
      <style:table-column-properties style:column-width="15.674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1.326cm"/>
    </style:style>
    <style:style style:name="Таблица2.B" style:family="table-column">
      <style:table-column-properties style:column-width="15.674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.499cm" loext:contextual-spacing="false"/>
      <style:text-properties fo:font-weight="bold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With Java 8, Base64 has finally got its due. Java 8 now has inbuilt encoder and decoder for Base64 encoding. In Java 8, we can use three types of Base64 encoding.</text:p>
      <text:list xml:id="list2950233286382156419" text:style-name="L1">
        <text:list-item>
          <text:p text:style-name="P1"><text:span text:style-name="T1">Simple</text:span> − Output is mapped to a set of characters lying in A-Za-z0-9+/. The encoder does not add any line feed in output, and the decoder rejects any character other than A-Za-z0-9+/.</text:p>
        </text:list-item>
        <text:list-item>
          <text:p text:style-name="P1"><text:span text:style-name="T1">URL</text:span> − Output is mapped to set of characters lying in A-Za-z0-9+_. Output is URL and filename safe.</text:p>
        </text:list-item>
        <text:list-item>
          <text:p text:style-name="P1"><text:span text:style-name="T1">MIME</text:span> − Output is mapped to MIME friendly format. Output is represented in lines of no more than 76 characters each, and uses a carriage return '\r' followed by a linefeed '\n' as the line separator. No line separator is present to the end of the encoded output.</text:p>
        </text:list-item>
      </text:list>
      <text:h text:style-name="Heading_20_2" text:outline-level="2">Nested Classes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Heading">Sr.No.</text:p>
          </table:table-cell>
          <table:table-cell table:style-name="Таблица1.A1" office:value-type="string">
            <text:p text:style-name="P5">Nested class &amp; Description</text:p>
          </table:table-cell>
        </table:table-row>
        <table:table-row>
          <table:table-cell table:style-name="Таблица1.A1" office:value-type="string">
            <text:p text:style-name="Table_20_Contents">1</text:p>
          </table:table-cell>
          <table:table-cell table:style-name="Таблица1.A1" office:value-type="string">
            <text:p text:style-name="P4">static class Base64.Decoder</text:p>
            <text:p text:style-name="P3">This class implements a decoder for decoding byte data using the Base64 encoding scheme as specified in RFC 4648 and RFC 2045.</text:p>
          </table:table-cell>
        </table:table-row>
        <table:table-row>
          <table:table-cell table:style-name="Таблица1.A1" office:value-type="string">
            <text:p text:style-name="Table_20_Contents">2</text:p>
          </table:table-cell>
          <table:table-cell table:style-name="Таблица1.A1" office:value-type="string">
            <text:p text:style-name="P4">static class Base64.Encoder</text:p>
            <text:p text:style-name="P3">This class implements an encoder for encoding byte data using the Base64 encoding scheme as specified in RFC 4648 and RFC 2045.</text:p>
          </table:table-cell>
        </table:table-row>
      </table:table>
      <text:h text:style-name="Heading_20_2" text:outline-level="2">Methods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Heading">Sr.No.</text:p>
          </table:table-cell>
          <table:table-cell table:style-name="Таблица2.A1" office:value-type="string">
            <text:p text:style-name="P5">Method Name &amp; Description</text:p>
          </table:table-cell>
        </table:table-row>
        <table:table-row>
          <table:table-cell table:style-name="Таблица2.A1" office:value-type="string">
            <text:p text:style-name="Table_20_Contents">1</text:p>
          </table:table-cell>
          <table:table-cell table:style-name="Таблица2.A1" office:value-type="string">
            <text:p text:style-name="P4">static Base64.Decoder getDecoder()</text:p>
            <text:p text:style-name="P3">Returns a Base64.Decoder that decodes using the Basic type base64 encoding scheme.</text:p>
          </table:table-cell>
        </table:table-row>
        <table:table-row>
          <table:table-cell table:style-name="Таблица2.A1" office:value-type="string">
            <text:p text:style-name="Table_20_Contents">2</text:p>
          </table:table-cell>
          <table:table-cell table:style-name="Таблица2.A1" office:value-type="string">
            <text:p text:style-name="P4">static Base64.Encoder getEncoder()</text:p>
            <text:p text:style-name="P3">Returns a Base64.Encoder that encodes using the Basic type base64 encoding scheme.</text:p>
          </table:table-cell>
        </table:table-row>
        <table:table-row>
          <table:table-cell table:style-name="Таблица2.A1" office:value-type="string">
            <text:p text:style-name="Table_20_Contents">3</text:p>
          </table:table-cell>
          <table:table-cell table:style-name="Таблица2.A1" office:value-type="string">
            <text:p text:style-name="P4">static Base64.Decoder getMimeDecoder()</text:p>
            <text:p text:style-name="P3">Returns a Base64.Decoder that decodes using the MIME type base64 decoding scheme.</text:p>
          </table:table-cell>
        </table:table-row>
        <table:table-row>
          <table:table-cell table:style-name="Таблица2.A1" office:value-type="string">
            <text:p text:style-name="Table_20_Contents">4</text:p>
          </table:table-cell>
          <table:table-cell table:style-name="Таблица2.A1" office:value-type="string">
            <text:p text:style-name="P4">static Base64.Encoder getMimeEncoder()</text:p>
            <text:p text:style-name="P3">Returns a Base64.Encoder that encodes using the MIME type base64 encoding scheme.</text:p>
          </table:table-cell>
        </table:table-row>
        <table:table-row>
          <table:table-cell table:style-name="Таблица2.A1" office:value-type="string">
            <text:p text:style-name="Table_20_Contents">5</text:p>
          </table:table-cell>
          <table:table-cell table:style-name="Таблица2.A1" office:value-type="string">
            <text:p text:style-name="P4">static Base64.Encoder getMimeEncoder(int lineLength, byte[] lineSeparator)</text:p>
            <text:p text:style-name="P3"><text:soft-page-break/>Returns a Base64.Encoder that encodes using the MIME type base64 encoding scheme with specified line length and line separators.</text:p>
          </table:table-cell>
        </table:table-row>
        <table:table-row>
          <table:table-cell table:style-name="Таблица2.A1" office:value-type="string">
            <text:p text:style-name="Table_20_Contents">6</text:p>
          </table:table-cell>
          <table:table-cell table:style-name="Таблица2.A1" office:value-type="string">
            <text:p text:style-name="P4">static Base64.Decoder getUrlDecoder()</text:p>
            <text:p text:style-name="P3">Returns a Base64.Decoder that decodes using the URL and Filename safe type base64 encoding scheme.</text:p>
          </table:table-cell>
        </table:table-row>
        <table:table-row>
          <table:table-cell table:style-name="Таблица2.A1" office:value-type="string">
            <text:p text:style-name="Table_20_Contents">7</text:p>
          </table:table-cell>
          <table:table-cell table:style-name="Таблица2.A1" office:value-type="string">
            <text:p text:style-name="P4">static Base64.Encoder getUrlEncoder()</text:p>
            <text:p text:style-name="P3">Returns a Base64.Encoder that encodes using the URL and Filename safe type base64 encoding scheme.</text:p>
          </table:table-cell>
        </table:table-row>
      </table:table>
      <text:h text:style-name="Heading_20_2" text:outline-level="2">Methods Inherited</text:h>
      <text:p text:style-name="Text_20_body">This class inherits methods from the following class −</text:p>
      <text:list xml:id="list8876068577097220808" text:style-name="L2">
        <text:list-item>
          <text:p text:style-name="P2">java.lang.Object </text:p>
        </text:list-item>
      </text:list>
      <text:h text:style-name="Heading_20_2" text:outline-level="2">Base64 Example</text:h>
      <text:p text:style-name="Text_20_body">Create the following Java program using any editor of your choice in say C:/&gt; JAVA.</text:p>
      <text:h text:style-name="Heading_20_3" text:outline-level="3">Java8Tester.java</text:h>
      <text:p text:style-name="Text_20_body"><text:a xlink:type="simple" xlink:href="http://tpcg.io/KVabSJ" office:target-frame-name="_blank" xlink:show="new" text:style-name="Internet_20_link" text:visited-style-name="Visited_20_Internet_20_Link">Live Demo</text:a> </text:p>
      <text:p text:style-name="Preformatted_20_Text">import java.util.Base64;</text:p>
      <text:p text:style-name="Preformatted_20_Text">import java.util.UUID;</text:p>
      <text:p text:style-name="Preformatted_20_Text">import java.io.UnsupportedEncodingException;</text:p>
      <text:p text:style-name="Preformatted_20_Text"/>
      <text:p text:style-name="Preformatted_20_Text">public class HelloWorld {</text:p>
      <text:p text:style-name="Preformatted_20_Text"/>
      <text:p text:style-name="Preformatted_20_Text"><text:s text:c="3"/>public static void main(String args[]) {</text:p>
      <text:p text:style-name="Preformatted_20_Text"/>
      <text:p text:style-name="Preformatted_20_Text"><text:s text:c="6"/>try {</text:p>
      <text:p text:style-name="Preformatted_20_Text"><text:s text:c="16"/></text:p>
      <text:p text:style-name="Preformatted_20_Text"><text:s text:c="9"/>// Encode using basic encoder</text:p>
      <text:p text:style-name="Preformatted_20_Text"><text:s text:c="9"/>String base64encodedString = Base64.getEncoder().encodeToString(</text:p>
      <text:p text:style-name="Preformatted_20_Text"><text:s text:c="12"/>"TutorialsPoint?java8".getBytes("utf-8"));</text:p>
      <text:p text:style-name="Preformatted_20_Text"><text:s text:c="9"/>System.out.println("Base64 Encoded String (Basic) :" + base64encodedString);</text:p>
      <text:p text:style-name="Preformatted_20_Text"><text:s text:c="16"/></text:p>
      <text:p text:style-name="Preformatted_20_Text"><text:s text:c="9"/>// Decode</text:p>
      <text:p text:style-name="Preformatted_20_Text"><text:s text:c="9"/>byte[] base64decodedBytes = Base64.getDecoder().decode(base64encodedString);</text:p>
      <text:p text:style-name="Preformatted_20_Text"><text:s text:c="16"/></text:p>
      <text:p text:style-name="Preformatted_20_Text"><text:s text:c="9"/>System.out.println("Original String: " + new String(base64decodedBytes, "utf-8"));</text:p>
      <text:p text:style-name="Preformatted_20_Text"><text:s text:c="9"/>base64encodedString = Base64.getUrlEncoder().encodeToString(</text:p>
      <text:p text:style-name="Preformatted_20_Text"><text:s text:c="12"/>"TutorialsPoint?java8".getBytes("utf-8"));</text:p>
      <text:p text:style-name="Preformatted_20_Text"><text:s text:c="9"/>System.out.println("Base64 Encoded String (URL) :" + base64encodedString);</text:p>
      <text:p text:style-name="Preformatted_20_Text"><text:s text:c="16"/></text:p>
      <text:p text:style-name="Preformatted_20_Text"><text:s text:c="9"/>StringBuilder stringBuilder = new StringBuilder();</text:p>
      <text:p text:style-name="Preformatted_20_Text"><text:s text:c="16"/></text:p>
      <text:p text:style-name="Preformatted_20_Text"><text:s text:c="9"/>for (int i = 0; i &lt; 10; ++i) {</text:p>
      <text:p text:style-name="Preformatted_20_Text"><text:soft-page-break/><text:s text:c="12"/>stringBuilder.append(UUID.randomUUID().toString());</text:p>
      <text:p text:style-name="Preformatted_20_Text"><text:s text:c="9"/>}</text:p>
      <text:p text:style-name="Preformatted_20_Text"><text:s text:c="16"/></text:p>
      <text:p text:style-name="Preformatted_20_Text"><text:s text:c="9"/>byte[] mimeBytes = stringBuilder.toString().getBytes("utf-8");</text:p>
      <text:p text:style-name="Preformatted_20_Text"><text:s text:c="9"/>String mimeEncodedString = Base64.getMimeEncoder().encodeToString(mimeBytes);</text:p>
      <text:p text:style-name="Preformatted_20_Text"><text:s text:c="9"/>System.out.println("Base64 Encoded String (MIME) :" + mimeEncodedString);</text:p>
      <text:p text:style-name="Preformatted_20_Text"/>
      <text:p text:style-name="Preformatted_20_Text"><text:s text:c="6"/>} catch(UnsupportedEncodingException e) {</text:p>
      <text:p text:style-name="Preformatted_20_Text"><text:s text:c="9"/>System.out.println("Error :" + e.getMessage());</text:p>
      <text:p text:style-name="Preformatted_20_Text"><text:s text:c="6"/>}</text:p>
      <text:p text:style-name="Preformatted_20_Text"><text:s text:c="3"/>}</text:p>
      <text:p text:style-name="P6">}</text:p>
      <text:h text:style-name="Heading_20_3" text:outline-level="3">Verify the Result</text:h>
      <text:p text:style-name="Text_20_body">Compile the class using <text:span text:style-name="T1">javac</text:span> compiler as follows −</text:p>
      <text:p text:style-name="P6">C:\JAVA&gt;javac Java8Tester.java</text:p>
      <text:p text:style-name="Text_20_body">Now run the Java8Tester as follows −</text:p>
      <text:p text:style-name="P6">C:\JAVA&gt;java Java8Tester</text:p>
      <text:p text:style-name="Text_20_body">It should produce the following output −</text:p>
      <text:p text:style-name="Preformatted_20_Text">Base64 Encoded String (Basic) :VHV0b3JpYWxzUG9pbnQ/amF2YTg=</text:p>
      <text:p text:style-name="Preformatted_20_Text">Original String: TutorialsPoint?java8</text:p>
      <text:p text:style-name="Preformatted_20_Text">Base64 Encoded String (URL) :VHV0b3JpYWxzUG9pbnQ_amF2YTg=</text:p>
      <text:p text:style-name="Preformatted_20_Text">Base64 Encoded String (MIME) :YmU3NWY2ODktNGM5YS00ODlmLWI2MTUtZTVkOTk2YzQ1Njk1Y2EwZTg2OTEtMmRiZC00YTQ1LWJl</text:p>
      <text:p text:style-name="Preformatted_20_Text">NTctMTI1MWUwMTk0ZWQyNDE0NDAwYjgtYTYxOS00NDY5LTllYTctNjc1YzE3YWJhZTk1MTQ2MDQz</text:p>
      <text:p text:style-name="Preformatted_20_Text">NDItOTAyOC00ZWI0LThlOTYtZWU5YzcwNWQyYzVhMTQxMWRjYTMtY2MwNi00MzU0LTg0MTgtNGQ1</text:p>
      <text:p text:style-name="Preformatted_20_Text">MDkwYjdiMzg2ZTY0OWU5MmUtZmNkYS00YWEwLTg0MjQtYThiOTQxNDQ2YzhhNTVhYWExZjItNjU2</text:p>
      <text:p text:style-name="Preformatted_20_Text">Mi00YmM4LTk2ZGYtMDE4YmY5ZDZhMjkwMzM3MWUzNDMtMmQ3MS00MDczLWI0Y2UtMTQxODE0MGU5</text:p>
      <text:p text:style-name="Preformatted_20_Text">YjdmYTVlODUxYzItN2NmOS00N2UyLWIyODQtMThlMWVkYTY4M2Q1YjE3YTMyYmItZjllMS00MTFk</text:p>
      <text:p text:style-name="P6">LWJiM2UtM2JhYzUxYzI5OWI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6T20:07:14.788580081</meta:creation-date>
    <dc:date>2021-10-26T20:07:34.877218086</dc:date>
    <meta:editing-duration>PT21S</meta:editing-duration>
    <meta:editing-cycles>1</meta:editing-cycles>
    <meta:document-statistic meta:table-count="2" meta:image-count="0" meta:object-count="0" meta:page-count="3" meta:paragraph-count="94" meta:word-count="514" meta:character-count="4561" meta:non-whitespace-character-count="3846"/>
    <meta:generator>LibreOffice/5.1.2.2$Linux_X86_64 LibreOffice_project/10m0$Build-2</meta:generator>
  </office:meta>
</office:document-meta>
</file>